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Subtitle">
      <style:text-properties style:use-window-font-color="true" style:font-name="Times-Roman" fo:font-size="11pt" fo:font-weight="bold" style:font-name-asian="Times-Roman" style:font-size-asian="11pt" style:font-weight-asian="bold" style:font-name-complex="Times-Roman" style:font-size-complex="11pt" style:font-weight-complex="bold"/>
    </style:style>
    <style:style style:name="P3" style:family="paragraph" style:parent-style-name="Standard">
      <style:text-properties style:use-window-font-color="true" style:font-name="ArialMT" fo:font-size="11pt" fo:font-weight="normal" style:font-name-asian="Times-Roman" style:font-size-asian="11pt" style:font-weight-asian="normal" style:font-name-complex="Times-Roman" style:font-size-complex="11pt" style:font-weight-complex="normal"/>
    </style:style>
    <style:style style:name="P4"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style:use-window-font-color="true" style:font-name="ArialMT" fo:font-size="11pt" style:text-underline-style="solid" style:text-underline-width="auto" style:text-underline-color="font-color" fo:font-weight="bold" style:font-name-asian="Times-Roman" style:font-size-asian="11pt" style:font-weight-asian="bold" style:font-name-complex="Times-Roman" style:font-size-complex="11pt" style:font-weight-complex="bold"/>
    </style:style>
    <style:style style:name="P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style:text-underline-style="solid" style:text-underline-width="auto" style:text-underline-color="font-color" fo:font-weight="bold" style:font-name-asian="ArialMT" style:font-size-asian="11pt" style:font-weight-asian="bold" style:font-name-complex="ArialMT" style:font-size-complex="11pt" style:font-weight-complex="bold"/>
    </style:style>
    <style:style style:name="P8" style:family="paragraph" style:parent-style-name="Standard">
      <style:text-properties style:use-window-font-color="true" style:font-name="ArialMT" fo:font-size="11pt" style:text-underline-style="none" fo:font-weight="normal" style:font-name-asian="Times-Roman" style:font-size-asian="11pt" style:font-weight-asian="normal" style:font-name-complex="Times-Roman" style:font-size-complex="11pt" style:font-weight-complex="normal"/>
    </style:style>
    <style:style style:name="P9"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1pt" style:text-underline-style="none" fo:font-weight="normal" style:font-name-asian="ArialMT" style:font-size-asian="11pt" style:font-weight-asian="normal" style:font-name-complex="ArialMT" style:font-size-complex="11pt" style:font-weight-complex="normal"/>
    </style:style>
    <style:style style:name="P10" style:family="paragraph" style:parent-style-name="Standard">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11" style:family="paragraph" style:parent-style-name="Standard" style:list-style-name="L2">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12"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3"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4"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5" style:family="paragraph" style:parent-style-name="Standard" style:list-style-name="L4">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6" style:family="paragraph" style:parent-style-name="Standard" style:list-style-name="L5">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7" style:family="paragraph" style:parent-style-name="Standard" style:list-style-name="L6">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8" style:family="paragraph" style:parent-style-name="Standard">
      <style:text-properties style:use-window-font-color="true" style:font-name="ArialMT" fo:font-size="11pt" fo:font-style="normal" style:text-underline-style="none" fo:font-weight="bold" style:font-name-asian="Times-Roman" style:font-size-asian="11pt" style:font-style-asian="normal" style:font-weight-asian="bold" style:font-name-complex="Times-Roman" style:font-size-complex="11pt" style:font-style-complex="normal" style:font-weight-complex="bold"/>
    </style:style>
    <style:style style:name="P1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20" style:family="paragraph" style:parent-style-name="Standard">
      <style:text-properties style:use-window-font-color="true" style:font-name="ArialMT" fo:font-size="11pt" fo:font-style="italic" style:text-underline-style="solid" style:text-underline-width="auto" style:text-underline-color="font-color" fo:font-weight="normal" style:font-name-asian="Times-Roman" style:font-size-asian="11pt" style:font-style-asian="italic" style:font-weight-asian="normal" style:font-name-complex="Times-Roman" style:font-size-complex="11pt" style:font-style-complex="italic" style:font-weight-complex="normal"/>
    </style:style>
    <style:style style:name="P2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22" style:family="paragraph" style:parent-style-name="Standard">
      <style:text-properties style:use-window-font-color="true" style:font-name="ArialMT" fo:font-size="11pt" style:font-name-asian="ArialMT" style:font-size-asian="11pt" style:font-name-complex="ArialMT" style:font-size-complex="11pt"/>
    </style:style>
    <style:style style:name="P23" style:family="paragraph" style:parent-style-name="Heading_20_1"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Simulation Results <text:bookmark text:name="_GoBack"/>&amp; Analysis</text:h>
      <text:p text:style-name="P2"/>
      <text:p text:style-name="P3">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 this, analysis of the model from a qualitative viewpoint will form the second part of this section. As a part of the specification concerns itself with understanding whether the model is a suitable proof of concept for a commercial model, this is combined with general thoughts on the quality of the model and any future improvements. The basis of this analysis comes from both the design decisions and the results of the simulations carried out.</text:p>
      <text:p text:style-name="P6">Simulation Analysis</text:p>
      <text:p text:style-name="P8">Using the developed model, a wide range of possible situations can be simulated through using generated or sampled graphs along with configuring certain percentages of the population to smoke, give up or not smoke at all. Whilst running all of these simulations is beyond the scope of this project, ones from prominent categories were run instead. These categories were <text:span text:style-name="T2">simulation parameters</text:span><text:span text:style-name="T1">, </text:span><text:span text:style-name="T2">large networks</text:span><text:span text:style-name="T1">, </text:span><text:span text:style-name="T2">sampled networks</text:span><text:span text:style-name="T1">, and </text:span><text:span text:style-name="T2">composite networks</text:span><text:span text:style-name="T1">. </text:span></text:p>
      <text:p text:style-name="P10">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p>
      <text:p text:style-name="P20">Simulation Parameters</text:p>
      <text:p text:style-name="P10">Given the number of agent attributes and system parameters, there are many initial set-ups to try to model. Since a number of these do not provide useful information in relation to the model or the problem domain, they will not be covered. </text:p>
      <text:p text:style-name="P10">A high-level investigation into the percentage of smokers and of those giving up was conducted using a base graph as seen in <text:span text:style-name="T3">FIGURE X. </text:span>By starting with <text:span text:style-name="T3">XX%</text:span> of the nodes as smokers and of those not smoking, around <text:span text:style-name="T3">XX%</text:span> giving up, the baseline simulation ended.</text:p>
      <text:p text:style-name="P18"/>
      <text:p text:style-name="P10"><text:span text:style-name="T3">FIG X, base graph</text:span> </text:p>
      <text:list xml:id="list2416336030437680853" text:style-name="L1">
        <text:list-item>
          <text:list>
            <text:list-item>
              <text:p text:style-name="P4">Initial set ups</text:p>
              <text:list>
                <text:list-item>
                  <text:p text:style-name="P4">Giving up/smokers</text:p>
                  <text:list>
                    <text:list-item>
                      <text:p text:style-name="P4">Use the one in the pres for this</text:p>
                    </text:list-item>
                    <text:list-item>
                      <text:p text:style-name="P4">starting number of smokers/giving up causes change</text:p>
                    </text:list-item>
                  </text:list>
                </text:list-item>
                <text:list-item>
                  <text:p text:style-name="P12">other params (change means etc)</text:p>
                </text:list-item>
              </text:list>
            </text:list-item>
          </text:list>
        </text:list-item>
      </text:list>
      <text:p text:style-name="P20"><text:soft-page-break/>Large Networks</text:p>
      <text:list xml:id="list6329707467158778341" text:style-name="L2">
        <text:list-item>
          <text:p text:style-name="P11">large SF</text:p>
        </text:list-item>
        <text:list-item>
          <text:p text:style-name="P11">large SW</text:p>
        </text:list-item>
        <text:list-item>
          <text:p text:style-name="P11">SF on a load of Sws?</text:p>
        </text:list-item>
      </text:list>
      <text:p text:style-name="P20">Sampled Networks</text:p>
      <text:p text:style-name="P5">In order to consider how the model functions with real networks, a number of datasets were sampled. These are from the Stanford SNAP [<text:span text:style-name="T3">REF</text:span>] which provides a number of large datasets sampled from various internet sources. To maintain consistency with the system as a whole, only directed non-multi-graphs were used; undirected graphs would lack the required level relationship information whilst multi-graphs could have many of the same edge which is not catered for in this model. Generally, these datasets were very large and due the timescale of the project, the simulations could not take place on a <text:span text:style-name="T2">cluster</text:span> or <text:span text:style-name="T2">high-performance computer</text:span> (HPC) so instead, samples using the previously mentioned <text:span text:style-name="T2">snowball sampler</text:span><text:span text:style-name="T1"> were taken of different sizes and had simulations run upon them. </text:span></text:p>
      <text:p text:style-name="P5"/>
      <text:p text:style-name="P7">Model Analysis</text:p>
      <text:list xml:id="list1189473727" text:continue-list="list2416336030437680853" text:style-name="L1">
        <text:list-item>
          <text:list>
            <text:list-item>
              <text:p text:style-name="P4">Comparison to SandTable</text:p>
              <text:list>
                <text:list-item>
                  <text:p text:style-name="P4">Scale &amp; efficiency</text:p>
                  <text:list>
                    <text:list-item>
                      <text:p text:style-name="P4">HPC change</text:p>
                    </text:list-item>
                  </text:list>
                </text:list-item>
                <text:list-item>
                  <text:p text:style-name="P4">Implementation</text:p>
                </text:list-item>
                <text:list-item>
                  <text:p text:style-name="P9">Changes</text:p>
                </text:list-item>
              </text:list>
            </text:list-item>
          </text:list>
        </text:list-item>
      </text:list>
      <text:p text:style-name="P21">Commercial Analysis</text:p>
      <text:p text:style-name="P19">DO I NEED TO TALK ABOUT SANDTABLE NOT GIVING MUCH HERE?</text:p>
      <text:p text:style-name="P13">Commercial viability analysis of this project mainly focuses on whether the current system could be used as a starting point in building a more in-depth model so looks at aspects such as scalability, efficiency and extensibility. This analysis assumes that a commercial-level model should be:</text:p>
      <text:list xml:id="list3224151247805005516" text:style-name="L4">
        <text:list-item>
          <text:p text:style-name="P15">Efficient – to save excess computing cycles on large and long-running simulations</text:p>
        </text:list-item>
        <text:list-item>
          <text:p text:style-name="P15">Scalable – to be able to run both small and very large models, allowing for analysis on a wide range of social situations such as small friendship groups to populations of cities or towns.</text:p>
        </text:list-item>
        <text:list-item>
          <text:p text:style-name="P15">Extensible &amp; adaptable – should new work influence the configuration of the model, it should not need entirely rebuilding in order to include these changes.</text:p>
        </text:list-item>
      </text:list>
      <text:p text:style-name="P13">Efficiency – point out good &amp; bad bits</text:p>
      <text:p text:style-name="P13">To assess efficiency, both the graph generation and the model itself were considered. For graph generation, a number of graphs of different sizes were created, with the time taken for <text:soft-page-break/>this process to happen being recorded – both scale-free and small-world networks were used. As can be seen in <text:span text:style-name="T3">FIGURE X</text:span>, the scale-free network time increased sharply as more nodes were involved. This is partly due to the fact that scale-free networks are generated incrementally, by adding new nodes one-at-a-time. If there are<text:span text:style-name="T2"> N_i</text:span> nodes in the graph at a given moment, a new node <text:span text:style-name="T2">n</text:span> must make <text:span text:style-name="T2">N_i </text:span>comparisons.</text:p>
      <text:p text:style-name="P13"/>
      <text:p text:style-name="P19">FIG X SCALE FREE gen</text:p>
      <text:p text:style-name="P19">FIG Y SMALL-WORLD gen</text:p>
      <text:p text:style-name="P19"/>
      <text:p text:style-name="P13">With regards to scalability, some changes would need to be made in order to provide good performance on large systems. Agent-based systems are difficult to scale due to the amount of processing power required for even smaller ones as even in this project, a basic <text:s/>representation of humans and their connections performed many different operations per step. As more agents are added, on top of the internal processing for this new addition, each existing agent may now have even more nodes in its neighbourhood, resulting in more calculations per agent. </text:p>
      <text:p text:style-name="P13">To better analyse this, simulations were carried out on a variety of graph sizes on both generated small-world and scale-free graphs. Each simulation ran for 30,000 steps and was timed. </text:p>
      <text:list xml:id="list2750603403114046805" text:style-name="L5">
        <text:list-item>
          <text:p text:style-name="P16">generate some graphs, time &amp; record</text:p>
        </text:list-item>
        <text:list-item>
          <text:p text:style-name="P16">run some sims &amp; time them</text:p>
        </text:list-item>
        <text:list-item>
          <text:p text:style-name="P16">HPC</text:p>
        </text:list-item>
      </text:list>
      <text:p text:style-name="P13">Extensibility</text:p>
      <text:p text:style-name="P13">On the whole, the system displays a good level of extensibility and ease of maintenance. </text:p>
      <text:p text:style-name="P13">Since the Repast framework is a large, public project, it is well organised and ensures that user code is separated from system code. By making user code interface with the system instead of building within it, modifications to said system can be avoided and the efficiency and speed of the underlying simulator can be guaranteed. This is important since it shifts the emphasis for code to be well written and efficient to the model and relating tools thus. Furthermore, keeping this separation means that if the model implementation is maintainable, the developer does not need to worry about the simulation environment code.</text:p>
      <text:p text:style-name="P13">Aside from the inherited features of the framework, developing the simulation in as modular way as possible was the aim from the start. </text:p>
      <text:list xml:id="list3712495896929975779" text:style-name="L6">
        <text:list-item>
          <text:list>
            <text:list-item>
              <text:p text:style-name="P17">repast framework</text:p>
            </text:list-item>
            <text:list-item>
              <text:p text:style-name="P17">platform development</text:p>
            </text:list-item>
            <text:list-item>
              <text:p text:style-name="P17">modular development</text:p>
            </text:list-item>
          </text:list>
        </text:list-item>
      </text:list>
      <text:p text:style-name="P13"/>
      <text:p text:style-name="P21">Model Analysis</text:p>
      <text:p text:style-name="P13"><text:soft-page-break/>Overall, the model did provide some insight into the problem domain and from this is in some respects successful. Considering the fact that the intention was for the system to hold a proof-of-concept status, keeping the modelling of both the agent and network to basic levels, it is encouraging to see that the project does seem to exhibit behaviours that would be expected <text:span text:style-name="T3">MORE</text:span></text:p>
      <text:p text:style-name="P19">Does it show expected behaviours?</text:p>
      <text:p text:style-name="P19">Does it have the ability to provide more results?</text:p>
      <text:p text:style-name="P19">Talk about platform &amp; ability to add more stuff in</text:p>
      <text:p text:style-name="P19">Discuss quality of decision tree &amp; influence</text:p>
      <text:p text:style-name="P13">A major factor during the development of the project was that of <text:span text:style-name="T2">balancing </text:span>the model. Trial and error indicated that balance was indicated by how long the social network could maintain a structure similar to its beginning state; for example, if a scale-free network collapses into a small-world network in fewer than 10,000 simulation steps, then the model would appear to be very imbalanced, whilst a collapse over a longer period of time would indicate a better configuration. It was found that certain aspects of the system had a much greater impact on this balance than others:</text:p>
      <text:list xml:id="list150842887721239154" text:style-name="L3">
        <text:list-item>
          <text:p text:style-name="P14">Social connection add/remove boundaries – a lower bound of 0.4 and upper bound of 0.7 was used throughout the simulations though whilst finding this boundary set, many others were tried. As might be expected, raising the lower bound too high caused the graph to become sparse over time, since it would be overzealous with edge removal. On the other hand, dropping the upper bound by just 0.05, the network became saturated with edges very quickly, resulting in many feedback loops and lots of edges becoming high influence.</text:p>
        </text:list-item>
        <text:list-item>
          <text:p text:style-name="P14">Decision tree end-state inputs – the values which are fed into the decisions that choose if a person begins or stops smoking</text:p>
        </text:list-item>
        <text:list-item>
          <text:p text:style-name="P14">Decision order</text:p>
        </text:list-item>
      </text:list>
      <text:p text:style-name="P21">Further Improvements</text:p>
      <text:p text:style-name="P13">The agent itself could be adjusted to include more attributes and for those already included, more accurate models. The former is a difficult proposition since to make these additions, it should be the case that the attributes have been shown to have some effect on smoking through other research. Due to how circumstantial smoking behaviours seem to be, acquiring general information about factors in smoking cessation is not straightforward. As such, to undertake this, the best route would be to undertake specialist research in the field with the specific intention of understanding smoking behaviour contributing factors. In spite of this, some attributes such as stress could be included, assuming a reasonable model could be incorporated which would account for both internal and external contributors to the stress. Accurately modelling existing parameters is easier since as shown in the <text:span text:style-name="T2">Research &amp; Literature Review </text:span>section, work towards this has already been done. The process for each attribute would involve isolating each concept and investigating it individually, through which a mathematical model could be developed for it. To prove the accuracy, these models would then have to be tested against some real-world measure. Whilst this would aid in the general result quality of the model, it could incur extra computational cost which may be a problem if large simulations are the main focus. Avoiding this would then require either efficient attribute representations or only modelling the most significant ones in such a detailed manner.</text:p>
      <text:p text:style-name="P13"><text:soft-page-break/>In terms of the decision tree, there are a number of design-level changes that, whilst would not impact the operation of the tree, would allow for much faster and easier tree prototyping, in turn making it more straightforward when developing new or adapting existing trees. A modular approach could be used where a decision is represented by some abstract type, allowing the specification of which attributes to decide on and their relevant thresholds for each as well as some list of which decisions lead to others. This would remove the need for extra programming when implementing new decision trees so would make the model more usable for those who do not know how to program. On top of this, it would be easier to build visualisation tools for and get an understanding of the tree at a glance compared to the current implementation which uses nested <text:span text:style-name="T2">if</text:span> statements. </text:p>
      <text:p text:style-name="P13">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13"/>
      <text:p text:style-name="P21"/>
      <text:p text:style-name="P2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bullet text:level="3" text:style-name="RTF_5f_Num_20_4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62</meta:editing-cycles>
    <meta:creation-date>2013-03-25T16:04:00</meta:creation-date>
    <dc:date>2013-04-15T00:46:18</dc:date>
    <meta:editing-duration>P1DT17H53M58S</meta:editing-duration>
    <meta:generator>OpenOffice.org/3.4.1$Unix OpenOffice.org_project/341m1$Build-9593</meta:generator>
    <meta:document-statistic meta:table-count="0" meta:image-count="0" meta:object-count="0" meta:page-count="5" meta:paragraph-count="62" meta:word-count="1932" meta:character-count="117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